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office:font-face-decls>
  <office:automatic-styles>
    <style:style style:name="P1" style:family="paragraph" style:parent-style-name="Standard">
      <style:paragraph-properties fo:text-align="center" style:justify-single-word="false" style:writing-mode="lr-tb"/>
      <style:text-properties officeooo:paragraph-rsid="00068592"/>
    </style:style>
    <style:style style:name="P2" style:family="paragraph" style:parent-style-name="Standard">
      <style:paragraph-properties fo:text-align="start" style:justify-single-word="false" style:writing-mode="lr-tb"/>
      <style:text-properties officeooo:paragraph-rsid="00068592"/>
    </style:style>
    <style:style style:name="P3" style:family="paragraph" style:parent-style-name="Standard">
      <style:paragraph-properties fo:text-align="start" style:justify-single-word="false" style:writing-mode="lr-tb"/>
      <style:text-properties officeooo:rsid="00068592" officeooo:paragraph-rsid="00068592"/>
    </style:style>
    <style:style style:name="P4" style:family="paragraph" style:parent-style-name="Text_20_body">
      <style:paragraph-properties fo:text-align="center" style:justify-single-word="false" style:writing-mode="lr-tb"/>
      <style:text-properties officeooo:paragraph-rsid="00068592"/>
    </style:style>
    <style:style style:name="P5" style:family="paragraph" style:parent-style-name="Text_20_body">
      <style:paragraph-properties fo:text-align="start" style:justify-single-word="false" style:writing-mode="lr-tb"/>
      <style:text-properties officeooo:paragraph-rsid="00068592"/>
    </style:style>
    <style:style style:name="P6" style:family="paragraph" style:parent-style-name="Text_20_body">
      <style:paragraph-properties fo:text-align="start" style:justify-single-word="false" style:writing-mode="lr-tb"/>
      <style:text-properties officeooo:rsid="00068592" officeooo:paragraph-rsid="00068592"/>
    </style:style>
    <style:style style:name="T1" style:family="text">
      <style:text-properties fo:font-size="16pt" style:font-size-asian="16pt" style:font-size-complex="16pt"/>
    </style:style>
    <style:style style:name="T2" style:family="text">
      <style:text-properties fo:font-size="16pt" officeooo:rsid="00068592" style:font-size-asian="16pt" style:font-size-complex="16pt"/>
    </style:style>
    <style:style style:name="T3" style:family="text">
      <style:text-properties fo:font-size="16pt" officeooo:rsid="0007cddd" style:font-size-asian="16pt" style:font-size-complex="16pt"/>
    </style:style>
    <style:style style:name="T4" style:family="text">
      <style:text-properties fo:font-size="22pt" fo:font-weight="bold" style:font-size-asian="22pt" style:font-weight-asian="bold" style:font-size-complex="22pt" style:font-weight-complex="bold"/>
    </style:style>
    <style:style style:name="T5" style:family="text">
      <style:text-properties style:text-position="super 58%" fo:font-size="16pt" style:font-size-asian="16pt" style:font-size-complex="16pt"/>
    </style:style>
    <style:style style:name="T6" style:family="text">
      <style:text-properties style:font-name="sans-serif" fo:font-size="16pt" style:font-size-asian="16pt" style:font-size-complex="16pt"/>
    </style:style>
    <style:style style:name="T7" style:family="text">
      <style:text-properties style:font-name="sans-serif" fo:font-size="16pt" officeooo:rsid="00068592" style:font-size-asian="16pt" style:font-size-complex="16pt"/>
    </style:style>
    <style:style style:name="T8" style:family="text">
      <style:text-properties style:font-name="sans-serif" fo:font-size="12pt" style:font-size-asian="16pt" style:font-size-complex="16pt"/>
    </style:style>
    <style:style style:name="T9" style:family="text">
      <style:text-properties style:font-name="sans-serif" fo:font-size="12pt" officeooo:rsid="00068592"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Web Development</text:span></text:p>
      <text:p text:style-name="P1"><text:span text:style-name="T4">Assignment 2</text:span></text:p>
      <text:p text:style-name="P1"/>
      <text:p text:style-name="P1"><text:span text:style-name="T1">Fergal O’Grady</text:span></text:p>
      <text:p text:style-name="P4"><text:span text:style-name="T1">k00278911</text:span></text:p>
      <text:p text:style-name="P4"><text:span text:style-name="T1"/></text:p>
      <text:p text:style-name="P6"><text:span text:style-name="T1">Disclaimer: text generated through Speech-to-Text and then edited.</text:span></text:p>
      <text:p text:style-name="P6"><text:span text:style-name="T1"/></text:p>
      <text:p text:style-name="P6"><text:span text:style-name="T1">For the purpose of accuracy with the critique, the following will be written candidly. This assignment has bee severely impacted by my own personal health after being diagnosed with Covid-19 and suffering significantly from it. It has impacted my ability to focus, any my overall performance as a developer has been brought down by it. This will be reflected in the parts that I had worked on before becoming shit as well as any further work I had attempted while suffering from Covid-19. As if one day after the deadline of Janurary 3</text:span><text:span text:style-name="T5">rd</text:span><text:span text:style-name="T1"> I have decided to simply submit what I had before becoming ill in order to allow myself to rest and recover before the next semester rather than continue working for a late penalty.</text:span></text:p>
      <text:p text:style-name="P6"><text:span text:style-name="T1">With regards to the assignment itself, I felt there was some improvement in quality over my work in assignment 2. a better understanding of grid layouts allowed for a satisfying card based design for the homepage which was responsive to each standard screen type. The inclusion of javascript was an opportunity to test myself at my preferred area of web development <text:s/>and functioning image gallery and contact form validator speak to that preference. Some difficulties were still encountered with fine-tuning css. I opted to create an unused css file with all the basic rules that will be used on every page in order to extend from it for each page’s css file. This felt more manageable compared to my approach in assignment 2 in which every page used a single ever-increasing css file. </text:span></text:p>
      <text:p text:style-name="P6"><text:span text:style-name="T1"/></text:p>
      <text:p text:style-name="P6"><text:span text:style-name="T1"/></text:p>
      <text:p text:style-name="P6"><text:span text:style-name="T1"/></text:p>
      <text:p text:style-name="P6"><text:soft-page-break/><text:span text:style-name="T1">Requirements overview:</text:span></text:p>
      <text:p text:style-name="P5"><text:span text:style-name="T2">“</text:span><text:bookmark text:name="page3R_mcid18"/><text:span text:style-name="T8">Your site is to be based on</text:span><text:span text:style-name="T1"> </text:span><text:span text:style-name="T8">the CSS</text:span><text:span text:style-name="T1"> </text:span><text:span text:style-name="T8">Grid Layout</text:span><text:span text:style-name="T1"> </text:span><text:span text:style-name="T8">module.</text:span><text:span text:style-name="T1"> </text:span><text:span text:style-name="T2">“</text:span></text:p>
      <text:p text:style-name="P5"><text:span text:style-name="T2">Grid layout is used in each page and is viewable in the browsers inspector.</text:span></text:p>
      <text:p text:style-name="P5"><text:span text:style-name="T2"/></text:p>
      <text:p text:style-name="P2"><text:span text:style-name="T7">“</text:span><text:span text:style-name="T9">You should</text:span><text:span text:style-name="T2"> </text:span><text:span text:style-name="T9">implement</text:span><text:span text:style-name="T2"> </text:span><text:span text:style-name="T9">media queries to make your</text:span><text:span text:style-name="T2"> </text:span><text:span text:style-name="T9">site</text:span><text:span text:style-name="T2"> </text:span><text:span text:style-name="T9">responsive</text:span><text:span text:style-name="T2"> </text:span><text:span text:style-name="T9">and suitable for both</text:span><text:span text:style-name="T2"><text:line-break/></text:span><text:span text:style-name="T9">mobile and desktop devices. At least 2 pages</text:span><text:span text:style-name="T2"> </text:span><text:span text:style-name="T9">within</text:span><text:span text:style-name="T2"> </text:span><text:span text:style-name="T9">your site must also</text:span><text:span text:style-name="T2"> </text:span><text:span text:style-name="T9">have separate media</text:span><text:span text:style-name="T7"> </text:span><text:span text:style-name="T9">queries</text:span><text:span text:style-name="T2"> </text:span><text:span text:style-name="T9">for tablets.</text:span><text:span text:style-name="T2"> “</text:span></text:p>
      <text:p text:style-name="P6"><text:span text:style-name="T1">Index.html and ImageGallery.html both use media queries for tablet width’s to use a different grid layout for better viewing. Basestyles.css includes queries for desktop and defaults to mobile which every other css file is extended from.</text:span></text:p>
      <text:p text:style-name="P6"><text:span text:style-name="T1"/></text:p>
      <text:p text:style-name="P3"><text:span text:style-name="T6">“</text:span><text:span text:style-name="T8">You</text:span><text:span text:style-name="T1"> </text:span><text:span text:style-name="T8">must use</text:span><text:span text:style-name="T1"> </text:span><text:span text:style-name="T8">at least three different layouts over the eight pages of your site.</text:span><text:span text:style-name="T1"> “</text:span></text:p>
      <text:p text:style-name="P3"><text:span text:style-name="T1"/></text:p>
      <text:p text:style-name="P6"><text:span text:style-name="T1">Was attempted through different grid layouts, particularly contrasting index.html, imageGallery.html and contactus.html. Admittedly these contracts do not satisfy this requirement and more time was needed for design aesthetic.</text:span></text:p>
      <text:p text:style-name="P6"><text:span text:style-name="T1"/></text:p>
      <text:p text:style-name="P3"><text:span text:style-name="T8">“You must use at least one OS Font</text:span><text:span text:style-name="T1"> </text:span><text:span text:style-name="T8">and</text:span><text:span text:style-name="T1"> </text:span><text:span text:style-name="T8">one Google Web Fon</text:span><text:span text:style-name="T6">t.”</text:span></text:p>
      <text:p text:style-name="P6"><text:span text:style-name="T1">OS font used was Calibri as a body level css rule. Google web font used was Lato. Lato is a popular sans-serif font that has a very similar style to Calibri allowing the two to exist together without any stylistic clash. Lato is used for the Astronomy Ireland title in the header.</text:span></text:p>
      <text:p text:style-name="P6"><text:span text:style-name="T1"/></text:p>
      <text:p text:style-name="P5"><text:span text:style-name="T2">“</text:span><text:bookmark text:name="page3R_mcid22"/><text:span text:style-name="T8">One page of your site must contain details of the colour scheme and fonts. This is typically</text:span><text:span text:style-name="T6"> </text:span><text:span text:style-name="T8">referred to as the style sheet, style guide, or visual identity standard.</text:span><text:span text:style-name="T2">“</text:span></text:p>
      <text:p text:style-name="P6"><text:span text:style-name="T1">Attempted but unable to continue work due to illness.</text:span></text:p>
      <text:p text:style-name="P6"><text:span text:style-name="T1"/></text:p>
      <text:p text:style-name="P5"><text:span text:style-name="T2">“</text:span><text:bookmark text:name="page3R_mcid23"/><text:span text:style-name="T8">One page of your site must contain raster images</text:span><text:span text:style-name="T1"> </text:span><text:span text:style-name="T8">of your W3C and CSS validation.</text:span><text:span text:style-name="T1"> </text:span><text:span text:style-name="T2">“</text:span></text:p>
      <text:p text:style-name="P6"><text:soft-page-break/><text:span text:style-name="T1">Attempted but unable to continue work due to illness.</text:span></text:p>
      <text:p text:style-name="P6"><text:span text:style-name="T1"/></text:p>
      <text:p text:style-name="P5"><text:span text:style-name="T2">“</text:span><text:bookmark text:name="page3R_mcid24"/><text:span text:style-name="T8">One page of your site must contain an Image</text:span><text:span text:style-name="T1"> </text:span><text:span text:style-name="T8">Gallery i.e. a large image and at least 4</text:span><text:span text:style-name="T1"><text:line-break/></text:span><text:span text:style-name="T8">thumbnails that control the main image when hovered</text:span><text:span text:style-name="T1"> </text:span><text:span text:style-name="T8">over</text:span><text:span text:style-name="T1"> </text:span><text:span text:style-name="T8">or clicked</text:span><text:span text:style-name="T1"> </text:span><text:span text:style-name="T8">on.</text:span><text:span text:style-name="T1"> </text:span><text:span text:style-name="T8">Next and previous</text:span><text:span text:style-name="T6"> </text:span><text:span text:style-name="T8">image functionality must also be implemented.</text:span><text:span text:style-name="T1"> </text:span><text:span text:style-name="T8">The code</text:span><text:span text:style-name="T1"> </text:span><text:span text:style-name="T8">must be based on the notes</text:span><text:span text:style-name="T6"> </text:span><text:span text:style-name="T8">provided in class. No marks will be awarded for the use of</text:span><text:span text:style-name="T1"> </text:span><text:span text:style-name="T8">external libraries.</text:span><text:span text:style-name="T1"> </text:span><text:span text:style-name="T2">“</text:span></text:p>
      <text:p text:style-name="P6"><text:span text:style-name="T1">ImageGallery.html includes 8 large images and 8 thumbnail sized versions of each image. Gallery style and code is based off of practical 10. Naming convention of images allows for next and previous image buttons to function.</text:span></text:p>
      <text:p text:style-name="P6"><text:span text:style-name="T1"/></text:p>
      <text:p text:style-name="P5"><text:span text:style-name="T2">“</text:span><text:bookmark text:name="page3R_mcid25"/><text:span text:style-name="T8">One page of your site must comprise a contact form with JavaScript input validation.</text:span><text:span text:style-name="T1"> </text:span><text:span text:style-name="T8">The</text:span><text:span text:style-name="T1"><text:line-break/></text:span><text:span text:style-name="T8">contact form validation should</text:span><text:span text:style-name="T1"> </text:span><text:span text:style-name="T8">check for required fields,</text:span><text:span text:style-name="T1"> </text:span><text:span text:style-name="T8">use at least one example of a</text:span><text:span text:style-name="T1"><text:line-break/></text:span><text:span text:style-name="T8">regular expression, use at least</text:span><text:span text:style-name="T1"> </text:span><text:span text:style-name="T8">one example of</text:span><text:span text:style-name="T1"> </text:span><text:span text:style-name="T8">validation</text:span><text:span text:style-name="T1"> </text:span><text:span text:style-name="T8">for a</text:span><text:span text:style-name="T1"> </text:span><text:span text:style-name="T8">numeric</text:span><text:span text:style-name="T1"> </text:span><text:span text:style-name="T8">data range</text:span><text:span text:style-name="T1"> </text:span><text:span text:style-name="T8">and</text:span><text:span text:style-name="T1"><text:line-break/></text:span><text:span text:style-name="T8">compare two fields e.g. email.</text:span><text:span text:style-name="T1"> </text:span><text:span text:style-name="T2">“</text:span></text:p>
      <text:p text:style-name="P6"><text:span text:style-name="T2">C</text:span><text:span text:style-name="T1">ontactus.html includes validation is checked to compare email and retype email to be the same string. Regex is used to validate email format as well as regex to validate numeric range for number field.</text:span></text:p>
      <text:p text:style-name="P6"><text:span text:style-name="T1"/></text:p>
      <text:p text:style-name="P5"><text:span text:style-name="T2">“</text:span><text:bookmark text:name="page3R_mcid26"/><text:span text:style-name="T8">You must implement HTML local storage for the validated data from the contact form</text:span><text:span text:style-name="T1"> </text:span><text:span text:style-name="T8">and</text:span><text:span text:style-name="T1"><text:line-break/></text:span><text:span text:style-name="T8">display</text:span><text:span text:style-name="T1"> </text:span><text:span text:style-name="T8">at least two pieces of user</text:span><text:span text:style-name="T1"> </text:span><text:span text:style-name="T8">data on a</text:span><text:span text:style-name="T1"> </text:span><text:span text:style-name="T8">confirmation page e.g.</text:span><text:span text:style-name="T1"> </text:span><text:span text:style-name="T8">name and email address.</text:span><text:span text:style-name="T6"> </text:span><text:span text:style-name="T8">Note this confirmation page counts as one page within the site but there should</text:span><text:span text:style-name="T1"> </text:span><text:span text:style-name="T8">NOT</text:span><text:span text:style-name="T1"> </text:span><text:span text:style-name="T8">be a</text:span><text:span text:style-name="T6"> </text:span><text:span text:style-name="T8">direct link to it on the global navigation bar.</text:span><text:span text:style-name="T1"> </text:span><text:span text:style-name="T2">“</text:span></text:p>
      <text:p text:style-name="P6"><text:span text:style-name="T1">Contactus.html and contactsent.html utilize local storage for storing and retrieving data submitted by the user. Local storage is used within the validate function as the final step. Local storage is retrieved from during the event called by contactsent.html being loaded.</text:span></text:p>
      <text:p text:style-name="P6"><text:span text:style-name="T1"/></text:p>
      <text:p text:style-name="P5"><text:span text:style-name="T2">“</text:span><text:bookmark text:name="page19R_mcid0"/><text:span text:style-name="T8">You are required to implement a JavaScript cookie and a user confirmation for its use.</text:span><text:span text:style-name="T1"> </text:span><text:span text:style-name="T2">“</text:span></text:p>
      <text:p text:style-name="P6"><text:span text:style-name="T1">Not attempted before becoming ill and unable to attempt while ill.</text:span></text:p>
      <text:p text:style-name="P6"><text:soft-page-break/><text:span text:style-name="T1"/></text:p>
      <text:p text:style-name="P5"><text:span text:style-name="T2">“</text:span><text:bookmark text:name="page19R_mcid1"/><text:span text:style-name="T2">I</text:span><text:span text:style-name="T8">mages</text:span><text:span text:style-name="T1"> – </text:span><text:span text:style-name="T8">For each</text:span><text:span text:style-name="T1"> </text:span><text:span text:style-name="T8">image used</text:span><text:span text:style-name="T1"> </text:span><text:span text:style-name="T8">its</text:span><text:span text:style-name="T1"> </text:span><text:span text:style-name="T8">licensing and source information</text:span><text:span text:style-name="T1"> </text:span><text:span text:style-name="T8">must be included as acomment in the HTML code.</text:span><text:bookmark text:name="page19R_mcid2"/><text:span text:style-name="T1"><text:line-break/></text:span><text:span text:style-name="T8">Video</text:span><text:span text:style-name="T1"> </text:span><text:span text:style-name="T8">-</text:span><text:span text:style-name="T1"> </text:span><text:span text:style-name="T8">All video must be licensed under creative commons or similar open licensing system.</text:span><text:span text:style-name="T6"> </text:span><text:span text:style-name="T8">For any</text:span><text:span text:style-name="T1"> </text:span><text:span text:style-name="T8">video</text:span><text:span text:style-name="T1"> </text:span><text:span text:style-name="T8">that is</text:span><text:span text:style-name="T1"> </text:span><text:span text:style-name="T8">used</text:span><text:span text:style-name="T1"> </text:span><text:span text:style-name="T8">its licensing and source information must be included as a</text:span><text:span text:style-name="T6"> </text:span><text:span text:style-name="T8">comment in the HTML code.</text:span><text:span text:style-name="T1"> </text:span><text:span text:style-name="T2">“</text:span></text:p>
      <text:p text:style-name="P6"><text:span text:style-name="T1">Images used in image gallery include links to their source as comments under each image link. No videos used during this assignment.</text:span></text:p>
      <text:p text:style-name="P6"><text:span text:style-name="T1"/></text:p>
      <text:p text:style-name="P5"><text:span text:style-name="T2">“</text:span><text:bookmark text:name="page19R_mcid3"/><text:span text:style-name="T8">Your website is to have a logical folder structure, with separate folders for images, video,</text:span><text:span text:style-name="T1"><text:line-break/></text:span><text:span text:style-name="T8">wireframe diagrams, and</text:span><text:span text:style-name="T1"> </text:span><text:span text:style-name="T8">CSS</text:span><text:span text:style-name="T1"> </text:span><text:span text:style-name="T8">files</text:span><text:span text:style-name="T1"> </text:span><text:span text:style-name="T2">“</text:span></text:p>
      <text:p text:style-name="P6"><text:span text:style-name="T2">c</text:span><text:span text:style-name="T1">ss and images were seperated to their respective folders. Images seperated to different folders by page. Image gallery includes thumbnails subfolder for better seperation of the two types of each imag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04T13:42:41.884000000</meta:creation-date>
    <dc:date>2023-01-04T14:21:45.312000000</dc:date>
    <meta:editing-duration>PT39M3S</meta:editing-duration>
    <meta:editing-cycles>2</meta:editing-cycles>
    <meta:generator>LibreOffice/7.4.1.2$Windows_X86_64 LibreOffice_project/3c58a8f3a960df8bc8fd77b461821e42c061c5f0</meta:generator>
    <meta:document-statistic meta:table-count="0" meta:image-count="0" meta:object-count="0" meta:page-count="4" meta:paragraph-count="32" meta:word-count="984" meta:character-count="5812" meta:non-whitespace-character-count="4857"/>
  </office:meta>
</office:document-meta>
</file>